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5634in"/>
    </style:style>
    <style:style style:name="co2" style:family="table-column">
      <style:table-column-properties fo:break-before="auto" style:column-width="3.87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ower_outlier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5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ESVIACIONES EXTREMAS A LA BAJA</text:p>
          </table:table-cell>
          <table:table-cell table:style-name="ce2"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IBUNAL SUPREMO ELECTORAL</text:p>
          </table:table-cell>
          <table:table-cell/>
          <table:table-cell office:value-type="float" office:value="-0.583393802920727" calcext:value-type="float">
            <text:p>-0.58</text:p>
          </table:table-cell>
          <table:table-cell office:value-type="float" office:value="-0.194210662880627" calcext:value-type="float">
            <text:p>-0.19</text:p>
          </table:table-cell>
          <table:table-cell table:number-columns-repeated="2"/>
          <table:table-cell office:value-type="float" office:value="-0.201531761278598" calcext:value-type="float">
            <text:p>-0.2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IBUNAL DE ÉTICA GUBERNAMENTAL</text:p>
          </table:table-cell>
          <table:table-cell office:value-type="float" office:value="-0.279322889148142" calcext:value-type="float">
            <text:p>-0.28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ISCALIA GENERAL DE LA REPUBLICA</text:p>
          </table:table-cell>
          <table:table-cell table:number-columns-repeated="4"/>
          <table:table-cell office:value-type="float" office:value="-0.269741375248343" calcext:value-type="float">
            <text:p>-0.27</text:p>
          </table:table-cell>
          <table:table-cell/>
          <table:table-cell office:value-type="float" office:value="-0.208811845022562" calcext:value-type="float">
            <text:p>-0.2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RAMO DE MEDIO AMBIENTE Y RECURSOS NATURALES</text:p>
          </table:table-cell>
          <table:table-cell table:number-columns-repeated="2"/>
          <table:table-cell office:value-type="float" office:value="-0.392869405791896" calcext:value-type="float">
            <text:p>-0.3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RAMO DE TURISMO</text:p>
          </table:table-cell>
          <table:table-cell table:number-columns-repeated="4"/>
          <table:table-cell office:value-type="float" office:value="-0.291324452618013" calcext:value-type="float">
            <text:p>-0.29</text:p>
          </table:table-cell>
          <table:table-cell office:value-type="float" office:value="-0.26091626146761" calcext:value-type="float">
            <text:p>-0.26</text:p>
          </table:table-cell>
          <table:table-cell office:value-type="float" office:value="-0.223480706875567" calcext:value-type="float">
            <text:p>-0.22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ESVIACIONES EXTREMAS AL ALZA</text:p>
          </table:table-cell>
          <table:table-cell table:style-name="ce2"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IBUNAL SUPREMO ELECTORAL</text:p>
          </table:table-cell>
          <table:table-cell office:value-type="float" office:value="0.364632500897722" calcext:value-type="float">
            <text:p>0.36</text:p>
          </table:table-cell>
          <table:table-cell table:number-columns-repeated="2"/>
          <table:table-cell office:value-type="float" office:value="1.14891497339286" calcext:value-type="float">
            <text:p>1.15</text:p>
          </table:table-cell>
          <table:table-cell office:value-type="float" office:value="0.144388700047648" calcext:value-type="float">
            <text:p>0.14</text:p>
          </table:table-cell>
          <table:table-cell/>
          <table:table-cell office:value-type="float" office:value="0.183936311945998" calcext:value-type="float">
            <text:p>0.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ESIDENCIA DE LA REPUBLICA</text:p>
          </table:table-cell>
          <table:table-cell office:value-type="float" office:value="0.316925826791691" calcext:value-type="float">
            <text:p>0.32</text:p>
          </table:table-cell>
          <table:table-cell office:value-type="float" office:value="0.278692793007253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AMO DE LA DEFENSA NACIONAL</text:p>
          </table:table-cell>
          <table:table-cell table:number-columns-repeated="6"/>
          <table:table-cell office:value-type="float" office:value="0.237581928846164" calcext:value-type="float">
            <text:p>0.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ISCALIA GENERAL DE LA REPUBLICA</text:p>
          </table:table-cell>
          <table:table-cell table:number-columns-repeated="2"/>
          <table:table-cell office:value-type="float" office:value="0.146200037610112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RAMO DE SEGURIDAD PUBLICA Y JUSTICIA</text:p>
          </table:table-cell>
          <table:table-cell table:number-columns-repeated="6"/>
          <table:table-cell office:value-type="float" office:value="0.161000964256829" calcext:value-type="float">
            <text:p>0.16</text:p>
          </table:table-cell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4" office:value-type="string" calcext:value-type="string">
            <text:p>RAMO DE ECONOMIA</text:p>
          </table:table-cell>
          <table:table-cell table:style-name="ce6" office:value-type="float" office:value="0.833527213231833" calcext:value-type="float">
            <text:p>0.83</text:p>
          </table:table-cell>
          <table:table-cell table:style-name="ce6" office:value-type="float" office:value="0.49425494275565" calcext:value-type="float">
            <text:p>0.49</text:p>
          </table:table-cell>
          <table:table-cell table:style-name="ce6" office:value-type="float" office:value="0.0585662915327485" calcext:value-type="float">
            <text:p>0.06</text:p>
          </table:table-cell>
          <table:table-cell table:style-name="ce6" table:number-columns-repeated="2"/>
          <table:table-cell table:style-name="ce6" office:value-type="float" office:value="0.730220905769911" calcext:value-type="float">
            <text:p>0.73</text:p>
          </table:table-cell>
          <table:table-cell table:style-name="ce6" office:value-type="float" office:value="0.359594449457172" calcext:value-type="float">
            <text:p>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Source Han Sans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07T17:17:40.721585129</dc:date>
    <meta:editing-duration>PT4M57S</meta:editing-duration>
    <meta:editing-cycles>1</meta:editing-cycles>
    <meta:generator>LibreOffice/6.3.4.2.0$Linux_X86_64 LibreOffice_project/30$Build-2</meta:generator>
    <meta:document-statistic meta:table-count="1" meta:cell-count="57" meta:object-count="0"/>
  </office:meta>
</office:document-meta>
</file>